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50fa" officeooo:paragraph-rsid="001c50fa"/>
    </style:style>
    <style:style style:name="P2" style:family="paragraph" style:parent-style-name="Standard">
      <style:text-properties officeooo:rsid="001cea88" officeooo:paragraph-rsid="001cea88"/>
    </style:style>
    <style:style style:name="P3" style:family="paragraph" style:parent-style-name="Standard">
      <style:text-properties officeooo:rsid="001c50fa" officeooo:paragraph-rsid="001d7a16"/>
    </style:style>
    <style:style style:name="P4" style:family="paragraph" style:parent-style-name="Standard">
      <style:text-properties officeooo:rsid="001c50fa" officeooo:paragraph-rsid="001c50fa"/>
    </style:style>
    <style:style style:name="P5" style:family="paragraph" style:parent-style-name="Standard">
      <style:text-properties officeooo:rsid="001d7a16" officeooo:paragraph-rsid="001d7a16"/>
    </style:style>
    <style:style style:name="T1" style:family="text">
      <style:text-properties officeooo:rsid="001cea88"/>
    </style:style>
    <style:style style:name="T2" style:family="text">
      <style:text-properties officeooo:rsid="001d7a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effen Mittwoch 31.10.18 </text:p>
      <text:p text:style-name="P3"/>
      <text:p text:style-name="P3"><text:span text:style-name="T2">Beginn: </text:span>13:00</text:p>
      <text:p text:style-name="P1"/>
      <text:p text:style-name="P5">Ende: 13:55</text:p>
      <text:p text:style-name="P1"/>
      <text:p text:style-name="P1">Anwesend: alle</text:p>
      <text:p text:style-name="P1"/>
      <text:p text:style-name="P1">User Stories:</text:p>
      <text:p text:style-name="P1"/>
      <text:p text:style-name="P1"><text:tab/>- Dopplungen von Server und Ausrichter können implizit geregelt werden.</text:p>
      <text:p text:style-name="P1"/>
      <text:p text:style-name="P1"><text:tab/>- KI User Stories kurz und knapp</text:p>
      <text:p text:style-name="P1"/>
      <text:p text:style-name="P1"><text:tab/>- KI Zugzeit messen möglichst unter 1 Sekunde</text:p>
      <text:p text:style-name="P1"/>
      <text:p text:style-name="P1"><text:tab/>- KI soll Konfigurationsdatei asulesen können <text:span text:style-name="T1">um Strategie anzupassen</text:span></text:p>
      <text:p text:style-name="P1"><text:s/></text:p>
      <text:p text:style-name="P1"><text:tab/>- <text:span text:style-name="T1">KI soll Kommentare machen können (möglichst Audio)</text:span></text:p>
      <text:p text:style-name="P1"/>
      <text:p text:style-name="P1"/>
      <text:p text:style-name="P2">Interface Besprechung:</text:p>
      <text:p text:style-name="P2"/>
      <text:p text:style-name="P2"><text:tab/>- Wie verhält es sich mit der Rolle des Ausrichters im Spiel und der Pausierung des Spiels.</text:p>
      <text:p text:style-name="P2"/>
      <text:p text:style-name="P2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51S</meta:editing-duration>
    <meta:editing-cycles>4</meta:editing-cycles>
    <meta:generator>LibreOffice/5.4.6.2$Windows_X86_64 LibreOffice_project/4014ce260a04f1026ba855d3b8d91541c224eab8</meta:generator>
    <dc:date>2019-01-20T17:23:19.267000000</dc:date>
    <meta:document-statistic meta:table-count="0" meta:image-count="0" meta:object-count="0" meta:page-count="1" meta:paragraph-count="14" meta:word-count="72" meta:character-count="467" meta:non-whitespace-character-count="398"/>
    <meta:user-defined meta:name="Info 1"/>
    <meta:user-defined meta:name="Info 2"/>
    <meta:user-defined meta:name="Info 3"/>
    <meta:user-defined meta:name="Info 4"/>
  </office:meta>
</office:document-meta>
</file>